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307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1516in"/>
    </style:style>
    <style:style style:name="co11" style:family="table-column">
      <style:table-column-properties fo:break-before="auto" style:column-width="0.7146in"/>
    </style:style>
    <style:style style:name="co12" style:family="table-column">
      <style:table-column-properties fo:break-before="auto" style:column-width="0.5189in"/>
    </style:style>
    <style:style style:name="co13" style:family="table-column">
      <style:table-column-properties fo:break-before="auto" style:column-width="0.202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1291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0.3209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355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7" style:family="table-cell" style:parent-style-name="Default">
      <style:table-cell-properties fo:background-color="#dddddd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63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5" table:number-columns-repeated="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7921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6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7]" office:value-type="float" office:value="4.17" calcext:value-type="float">
            <text:p>4.17</text:p>
          </table:table-cell>
          <table:table-cell table:style-name="ce124" table:formula="of:=[.E57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16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22]" office:value-type="float" office:value="10.07" calcext:value-type="float">
            <text:p>10.07</text:p>
          </table:table-cell>
          <table:table-cell table:style-name="ce124" table:formula="of:=[.E122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43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45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47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52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54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55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61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68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8]" office:value-type="float" office:value="9.34" calcext:value-type="float">
            <text:p>9.34</text:p>
          </table:table-cell>
          <table:table-cell table:style-name="ce124" table:formula="of:=[.E198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04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08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10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4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5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23]" office:value-type="float" office:value="4.08" calcext:value-type="float">
            <text:p>4.08</text:p>
          </table:table-cell>
          <table:table-cell table:style-name="ce124" table:formula="of:=[.E223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92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6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8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391" calcext:value-type="float">
            <text:p>12.39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3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5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6" calcext:value-type="float">
            <text:p>12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zwei Tagen ist das Passah (und die Kreuzigung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82" calcext:value-type="float">
            <text:p>9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0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86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10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11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3" calcext:value-type="float">
            <text:p>16.23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41" calcext:value-type="float">
            <text:p>17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9" calcext:value-type="float">
            <text:p>5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6" calcext:value-type="float">
            <text:p>22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7" calcext:value-type="float">
            <text:p>22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2" calcext:value-type="float">
            <text:p>12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8" calcext:value-type="float">
            <text:p>22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98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03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08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26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28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29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2" calcext:value-type="float">
            <text:p>14.5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3" calcext:value-type="float">
            <text:p>14.5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6" calcext:value-type="float">
            <text:p>18.28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9" calcext:value-type="float">
            <text:p>15.0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66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07"/>
      </table:named-expressions>
      <table:database-ranges>
        <table:database-range table:name="SortierRange" table:target-range-address="Parallelstellen.C2:Parallelstellen.AM70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07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21:22:42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2-01-09T22:45:16.716000000</dc:date>
    <meta:editing-duration>P6DT6H53M14S</meta:editing-duration>
    <meta:editing-cycles>678</meta:editing-cycles>
    <meta:generator>LibreOffice/7.0.0.3$Windows_X86_64 LibreOffice_project/8061b3e9204bef6b321a21033174034a5e2ea88e</meta:generator>
    <meta:document-statistic meta:table-count="1" meta:cell-count="4442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